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</office:automatic-styles>
  <office:body>
    <office:text text:use-soft-page-breaks="true">
      <text:p text:style-name="P1">Mise au point stratégique CHERLOC</text:p>
      <text:p text:style-name="Normal"/>
      <text:p text:style-name="Normal">Pour les PBI :</text:p>
      <text:p text:style-name="Normal">- On confirme que l’on sépare bien dans le processus la demande de CHERLOC et l’adhésion à la GLI.</text:p>
      <text:p text:style-name="Normal"><text:tab/>On demande CHERLOC et s’il est<text:s/>accepté, on peut souscrire à la GLI.</text:p>
      <text:p text:style-name="Normal">Oui</text:p>
      <text:p text:style-name="Normal">- On confirme qu’on ne fait pas de CHERLOC pour les GLI déjà souscrite ?</text:p>
      <text:p text:style-name="Normal">Oui</text:p>
      <text:p text:style-name="Normal">- Supprime-t-on la fiche de renseignement ?</text:p>
      <text:p text:style-name="Normal">Oui</text:p>
      <text:p text:style-name="Normal">- Valider le processus créé</text:p>
      <text:p text:style-name="Normal">- Développe-t-on la partie Gerancecenter pour la souscription à Cherloc</text:p>
      <text:p text:style-name="Normal">Non</text:p>
      <text:p text:style-name="Normal">Pour les ADB :</text:p>
      <text:p text:style-name="Normal">- Comment se passe la formation pour l’utilisation de l’extranet ? Fait-on une formation téléphonique ou bien on crée une notice d’utilisation ?</text:p>
      <text:p text:style-name="Normal">Tuto vidéo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ine tavares</meta:initial-creator>
    <dc:creator>carine tavares</dc:creator>
    <meta:creation-date>2014-10-06T09:51:00Z</meta:creation-date>
    <dc:date>2014-10-07T15:34:00Z</dc:date>
    <meta:template xlink:href="Normal" xlink:type="simple"/>
    <meta:editing-cycles>3</meta:editing-cycles>
    <meta:editing-duration>PT1500S</meta:editing-duration>
    <meta:document-statistic meta:page-count="1" meta:paragraph-count="1" meta:word-count="96" meta:character-count="625" meta:row-count="4" meta:non-whitespace-character-count="530"/>
  </office:meta>
</office:document-meta>
</file>